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automatic-styles>
    <style:style style:name="P1" style:family="paragraph" style:parent-style-name="Standard">
      <style:paragraph-properties fo:margin-left="0.741cm" fo:margin-right="0cm" fo:text-indent="-0.635cm" style:auto-text-indent="false"/>
    </style:style>
    <style:style style:name="P2" style:family="paragraph" style:parent-style-name="Standard">
      <style:paragraph-properties fo:margin-left="0.106cm" fo:margin-right="0cm" fo:text-indent="0cm"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f a tree falls in the forest and no one hears it, does it still make a sound?” is a popular philosophical thought experiment exploring our ability to perceive reality. Think about something you did 1) for which you were not recognized (with, for example, an award or praise from your teachers, peers, or parents), but yet 2) of which you were immensely proud. What was it that you did? Why was it personally fulfilling to you?</text:p>
      <text:p text:style-name="P1"/>
      <text:p text:style-name="P2"/>
      <text:p text:style-name="P2">Running was never my hobby. On the contrary, I was always afraid of 1000m running test in junior school. On the first night when I entered high school, however, seeing the beautiful empty running track lit by fragmentary light, I wanted for a change, like every person wants to do something when starting a new beginning. I asked for another roommate of me for company, and we started running. I can still remember clearly that on the first day, our voyage was 3 laps, a total of 900m. At that time, when a student saw two guys running after class at night, he or she must think of them as a ephemeral passion or just want to show off. It was weird at first, even to myself. But I was not alone, and I just kept running. In the first week, we found 3 laps were too easy, so our target was set to 5 laps, and didn't change from then. In two weeks, 4 of my roommates were motivated and joined us. In fact, all my roommates were from different regions of Sichuan, but our <text:s/>relationships were quickly built and strengthened in this way. Sometimes we may discuss a certain math problem, or to listen to one's misfortune, or simply to enjoy immersing in the moonlight shadow. We may have different speed, different number of laps, but these problems never became concerns. It was we ran that mattered. <text:s/></text:p>
      <text:p text:style-name="P1"/>
      <text:p text:style-name="P2"/>
      <text:p text:style-name="P2">As time proceeded, I almost forgot the initial reason for running every night. Possibly for trying to be fit, or to have a relax after a day's work. Once hold on to something like this for a long time, it became a ritual, and the initial reason doesn't matter. And the process of enjoying primitives with friends surpassed running itself. </text:p>
      <text:p text:style-name="P1"/>
      <text:p text:style-name="P2"/>
      <text:p text:style-name="P2">Gradually, I saw more and more students in my class or in my grade, or neither, gathered on track to jog or sprint. Occasionally when I was running, I would hear a encouragement from one I didn't recognize clearly beside the track, and a warm feeling would emerge in my heart. And in return, sometimes I would do the same. Now, rushing on the track at night became a tradition in the school. I couldn't say if I was an initiator, and it seemed unimportant. What I know is that it feels good to be lost in darkness under stars, sprinting and sweating, with strangers and friends by si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微软雅黑" svg:font-family="微软雅黑" style:font-family-generic="system" style:font-pitch="variable"/>
    <style:font-face style:name="文泉驿正黑"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文泉驿正黑"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微软雅黑"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mstu </meta:initial-creator>
    <meta:creation-date>2013-09-01T18:11:19</meta:creation-date>
    <dc:date>2013-09-03T23:13:16</dc:date>
    <dc:creator>csimstu </dc:creator>
    <meta:editing-duration>PT22M23S</meta:editing-duration>
    <meta:editing-cycles>72</meta:editing-cycles>
    <meta:generator>LibreOffice/3.5$Linux_X86_64 LibreOffice_project/350m1$Build-2</meta:generator>
    <meta:document-statistic meta:table-count="0" meta:image-count="0" meta:object-count="0" meta:page-count="1" meta:paragraph-count="4" meta:word-count="485" meta:character-count="2651" meta:non-whitespace-character-count="2165"/>
  </office:meta>
</office:document-meta>
</file>